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incho" svg:font-family="Mincho, 'MS Mincho'" style:font-family-generic="roman"/>
    <style:font-face style:name="Lucidasans1" svg:font-family="Lucidasans, 'Times New Roman'" style:font-pitch="variable"/>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Helvetica" svg:font-family="Helvetica" style:font-family-generic="swiss" style:font-pitch="variable"/>
    <style:font-face style:name="Lucida Sans" svg:font-family="'Lucida Sans', Arial"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master-page-name="Standard">
      <style:paragraph-properties fo:line-height="150%"/>
    </style:style>
    <style:style style:name="P2" style:family="paragraph" style:parent-style-name="Standard">
      <style:paragraph-properties fo:line-height="150%"/>
    </style:style>
    <style:style style:name="P3"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150%" fo:text-align="justify" style:justify-single-word="false"/>
      <style:text-properties style:text-line-through-style="soli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style>
    <style:style style:name="T5" style:family="text">
      <style:text-properties fo:background-color="#ffff00"/>
    </style:style>
    <style:style style:name="T6" style:family="text">
      <style:text-properties fo:font-style="italic" fo:background-color="#ffff00" style:font-style-asian="italic" style:font-style-complex="italic"/>
    </style:style>
    <style:style style:name="T7" style:family="text">
      <style:text-properties style:font-name-asian="Times New Roman" style:language-asian="ar" style:country-asian="SA" style:font-name-complex="Times New Roman" style:language-complex="ar" style:country-complex="SA"/>
    </style:style>
    <style:style style:name="T8" style:family="text" style:parent-style-name="Internet_20_link">
      <style:text-properties style:language-asian="ar" style:country-asian="SA" style:language-complex="ar" style:country-complex="SA"/>
    </style:style>
    <style:style style:name="T9" style:family="text">
      <style:text-properties fo:font-style="italic" style:font-name-asian="Times New Roman" style:language-asian="ar" style:country-asian="SA" style:font-style-asian="italic" style:font-name-complex="Times New Roman" style:language-complex="ar" style:country-complex="SA" style:font-style-complex="italic"/>
    </style:style>
    <style:style style:name="T10" style:family="text">
      <style:text-properties style:text-line-through-style="solid" fo:background-color="#ffff00"/>
    </style:style>
    <style:style style:name="T11" style:family="text">
      <style:text-properties style:text-line-through-style="solid" fo:font-style="italic" fo:background-color="#ffff00"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ucida Sans" style:font-name-asian="Times New Roman"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text:span> BioMoby Web services to support promoter analysis</text:p>
      <text:p text:style-name="P2"><text:span text:style-name="T1">Authors:</text:span> Arnaud Kerhornou*1,2 and Roderic Guigó1,2</text:p>
      <text:p text:style-name="P3">Addresses: </text:p>
      <text:p text:style-name="P2">Centre de Regulacio Genomica, Pg. Maritim de la Barceloneta, 08003 Barcelona, Catalonia, Spain.</text:p>
      <text:p text:style-name="P2">Research Group in Biomedical Informatics, Institut Municipal d’Investigació Mèdica and Universitat Pompeu Fciabra, Pg. Maritim de la Barceloneta, 08003 Barcelona, Catalonia, Spain.</text:p>
      <text:p text:style-name="P2"/>
      <text:p text:style-name="P3">Abstract</text:p>
      <text:p text:style-name="P4"/>
      <text:p text:style-name="P4"><text:tab/><text:span text:style-name="T2">Summary</text:span>: </text:p>
      <text:p text:style-name="P4">Here we present a computational protocol to analyse the promoter regions of a given set of co-expressed genes, and its implementation through the use of Web services technologies. This protocol aims to cluster a set of co-regulated genes in subsets of genes showing similar configurations of Transcription Factor Binding Sites. All the steps of this protocol have been developed as Web services that are compliant with BioMoby specifications.</text:p>
      <text:p text:style-name="P2"><text:tab/><text:span text:style-name="T2">Availability</text:span>: {{<text:a xlink:type="simple" xlink:href="http://genome.imim.es/webservices/index.html"><text:span text:style-name="Internet_20_link">http://genome.imim.es/cgi-bin/moby/GeneClustering_DataSubmission.cgi}}</text:span></text:a></text:p>
      <text:p text:style-name="P4"><text:tab/><text:span text:style-name="T2">Contact</text:span>: <text:a xlink:type="simple" xlink:href="mailto:arnaud.kerhornou@crg.es"><text:span text:style-name="Internet_20_link">arnaud.kerhornou@crg.es</text:span></text:a>, <text:a xlink:type="simple" xlink:href="mailto:roderic.guigo@crg.es"><text:span text:style-name="Internet_20_link">roderic.guigo@crg.es</text:span></text:a></text:p>
      <text:p text:style-name="P2"><text:tab/><text:span text:style-name="T2">Supplementary information</text:span>: {{http://genome.imim.es/webservices/index.html}}</text:p>
      <text:p text:style-name="P4"><text:tab/></text:p>
      <text:p text:style-name="P5">Introduction</text:p>
      <text:p text:style-name="P4"/>
      <text:p text:style-name="P4"><text:tab/>With the completion of many sequencing projects, there are tremendous amount of data and, coming along, of analysis methods that are being made available through the Web to the scientific community. While these resources are of great help for retrieval of data, and quick hypothesis verification, they are mostly used through manual execution and can not be applied for automated tasks. This implies some drawbacks, such as slowness and being error-prone when executed repeatedly.</text:p>
      <text:p text:style-name="P4"><text:span text:style-name="T3">In silico</text:span> experiments, on the other hands, are described in protocols that can be seen as an orchestrated execution of atomic steps. Such computational protocols are commonly implemented using a script language such as Perl. The various steps may be executed on local resources, but increasingly often using remote resources.</text:p>
      <text:p text:style-name="P4">In this regard, Web services architecture (Web Services Architecture specifications document, {{http://www.w3.org/TR/ws-arch/}}) have emerged to provide programmatic access to remote resources, thus allowing users to perform <text:span text:style-name="T3">in silico</text:span> experiments through the Web in an automatic manner (Stevens <text:span text:style-name="T4">et al.</text:span>, 2004).</text:p>
      <text:p text:style-name="P4">We have used such technology to develop a pipeline for the characterization of co-regulated genes. <text:s/>It is generally assumed that genes with similar transcriptional regulatory programs also exhibit similar configurations of Transcription Factor (TF) Binding Sites (TFBS) in their promoter regions upstream of the Transcription Start Site (TSS) (Wray <text:span text:style-name="T4">et al.</text:span>, 2003). 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text:span text:style-name="T4">et al.</text:span>, 2004). In addition, promoter elements bound by the same TF may not show sequence similarity and, therefore, sequence comparisons between promoter elements of co-expressed genes often fail to reveal the underlying common regulatory domains. To address this limitation, Blanco <text:span text:style-name="T4">et al.</text:span> (2006) introduced TF-map alignments. In these, <text:s/>TFBS on promoter sequences are labeled according to the corresponding TF, and the comparison is performed between the sequence of labels. TF-map alignments have been shown to uncover common regulatory domains, which can not be detected by typical sequence comparisons. Here we have developed and automated a protocol which clusters a given set of co-regulated genes in subsets of genes showing similar configurations of regulatory elements as revealed by TF-map alignments. <text:s/></text:p>
      <text:p text:style-name="P4"><text:s/></text:p>
      <text:p text:style-name="P5">Protocol</text:p>
      <text:p text:style-name="P5"/>
      <text:p text:style-name="P4">The protocol is schematized in Figure 1. Given a set of gene identifiers, in the first step, the upstream sequences of the genes are automatically extracted from the Ensembl database (Birney <text:span text:style-name="T4">et al.</text:span>, 2006). It is also possible to directly provide the upstream sequences in FASTA format. The second step is the search for putative TFBSs in the sequences. Two public position weight matrices (PWMs) libraries are available, Jaspar (Vlieghe <text:span text:style-name="T4">et al.</text:span>, 2006) and Transfac (v6.4) (Matys <text:span text:style-name="T4">et al.</text:span>, 2006). This step is performed using MatScan software (E. Blanco, unpublished). The third step performs the pairwise alignments of the TFBSs maps using the TF-alignment software (Blanco <text:span text:style-name="T4">et al.</text:span>, 2006). In the fourth step, the pairwise alignment scores are parsed to generate a score matrix. In the fifth step, the SOTA clustering algorithm (Herrero <text:span text:style-name="T3">et al.</text:span>, 2001) is applied to partition the gene space into clusters according to the score of the alignments of the TFBSs maps. Finally, for each gene cluster, the sixth step consists in running the multiple TF-map alignment software (E. Blanco, in prep.) to define a consensus “transcriptional regulatory pattern”. <text:span text:style-name="T5">To facilitate the analysis of the results, a graphical representation of the multiple TF-map alignment is produced using gff2ps tool (Abril </text:span><text:span text:style-name="T6">et al.</text:span><text:span text:style-name="T5">, 2003).</text:span></text:p>
      <text:p text:style-name="P4"/>
      <text:p text:style-name="P5">Implementation</text:p>
      <text:p text:style-name="P4">At each step of this procedure corresponds a Web service that has been implemented following the BioMoby specifications (Wilkinson <text:span text:style-name="T3">et al.</text:span>, 2002). To facilitate the execution of the procedure, a data submission page has been setup at the following URL, {{<text:a xlink:type="simple" xlink:href="http://genome.imim.es/cgi-bin/moby/GeneClustering_DataSubmission.cgi"><text:span text:style-name="Internet_20_link">http://genome.imim.es/cgi-bin/moby/GeneClustering_DataSubmission.cgi</text:span></text:a>}}.</text:p>
      <text:p text:style-name="P4"><text:span text:style-name="T7">All the Web services that compose our procedure have been registered in the official BioMoby registry, as well as the one maintained by the INB ({{</text:span><text:a xlink:type="simple" xlink:href="http://www.inab.org/"><text:span text:style-name="T8">http://www.inab.org</text:span></text:a><text:span text:style-name="T7">}}), under the following authority, </text:span><text:span text:style-name="T9">genome.imim.es</text:span><text:span text:style-name="T7">. We have also prepared a workflow implementation to allow users to execute it using the stand-alone application called Taverna (Hull </text:span><text:span text:style-name="T9">et al.</text:span><text:span text:style-name="T7">, 2006). </text:span></text:p>
      <text:p text:style-name="P4"><text:span text:style-name="T7">Furthermore, the various Web services can also be executed separately or integrated into other pipelines of analysis. To this effect, one can use Taverna <text:s/>or Web-based tools such as Remora (Carrere </text:span><text:span text:style-name="T9">et al.</text:span><text:span text:style-name="T7">, 2006) or MOWServ (Navas-Delgado </text:span><text:span text:style-name="T9">et al.</text:span><text:span text:style-name="T7">, 2006).</text:span></text:p>
      <text:p text:style-name="P4"><text:tab/></text:p>
      <text:p text:style-name="P5">Discussion</text:p>
      <text:p text:style-name="P4"/>
      <text:p text:style-name="P4"><text:tab/><text:span text:style-name="T5">Former Discussion</text:span></text:p>
      <text:p text:style-name="P4"/>
      <text:p text:style-name="P4"><text:tab/><text:span text:style-name="T10">Web services technologies look promising to federate computational Bioinformatics resources through the Web. Here we have applied the BioMoby framework to develop a set of Web services that can be combined together to allow the execution of a new pipeline of analysis of the promoter regions of co-expressed genes. The different steps of the pipeline may be executed in different distant computational resources, but this is totally transparent to the user. <text:s/>The pipeline encompasses many steps that the users would otherwise need to perform individually, and ensure, therefore the repeatability of this </text:span><text:span text:style-name="T11">in silico</text:span><text:span text:style-name="T10"> experiment. Furthermore, because BioMoby Web services are formally described and their description is published in a central registry, this would also contribute in facilitating their discovery and their integration in other pipelines of analysis.</text:span></text:p>
      <text:p text:style-name="P6"/>
      <text:p text:style-name="P4"><text:tab/>New Discussion</text:p>
      <text:p text:style-name="P4"/>
      <text:p text:style-name="P4"><text:tab/>The search for modules of <text:span text:style-name="T3">cis</text:span>-regulatory elements associated with co-expressed genes is still a challenging task. Blanco <text:span text:style-name="T3">et al.</text:span><text:span text:style-name="T12"> (2006) have shown that comparisons of annotations of higher order domains can be more meaningful to characterize the underlying functionality of sequences than direct comparisons at the sequence level. Based on this method, here we have presented a fully automatized implementation of a protocol of analysis of co-expressed genes. The different steps of the pipeline may be executed in different distant computational resources, but this is totally transparent to the user. The <text:s/>pipeline encompasses many steps that the users would otherwise need to perform individually, and ensure, therefore the repeatability of this </text:span><text:span text:style-name="T3">in silico</text:span><text:span text:style-name="T12"> experiment. Furthermore, because BioMoby Web services are formally described and their description is published in a central registry, this would also contribute in facilitating their discovery and their integration in other pipelines of analysis.</text:span></text:p>
      <text:p text:style-name="P4"/>
      <text:p text:style-name="P5">Acknowledgements</text:p>
      <text:p text:style-name="P4"/>
      <text:p text:style-name="P4">We thank Miguel Pignatelli for useful discussions during this work, Enrique Blanco for feedback and helpful comments on the manuscript, and <text:span text:style-name="T13">Ò</text:span>scar Gonzalez for the technical support. The work described here has been developed under grants from the Spanish Instituto Nacional de Bioinformática and the Spanish Ministerio de Educación y Ciencia.</text:p>
      <text:p text:style-name="P4"/>
      <text:p text:style-name="P5">References</text:p>
      <text:p text:style-name="P4">Abril, J.F. <text:span text:style-name="T3">et al</text:span>. (2003) gff2aplot: Plotting sequence comparisons. Bioinformatics, 19, 2477-79.</text:p>
      <text:p text:style-name="P4">Birney, E. <text:span text:style-name="T4">et al.</text:span> (2006) Ensembl 2006. Nucleic Acids Res., 34, Database issue, D556-61.</text:p>
      <text:p text:style-name="P4">Blanco, E. <text:span text:style-name="T4">et al.</text:span> (2006) Transcription factor map alignment of promoter regions. PLoS Comput. Biol., 2, e49.</text:p>
      <text:p text:style-name="P4">Carrere, S. <text:span text:style-name="T4">et al.</text:span> (2006) REMORA: a pilot in the ocean of BioMoby web-services. Bioinformatics, 22, 900-1.</text:p>
      <text:p text:style-name="P4">Herrero, J. <text:span text:style-name="T3">et al.</text:span> (2001) A hierarchical unsupervised growing neural network for clustering gene expression patterns. Bioinformatics, 17, 126-36.</text:p>
      <text:p text:style-name="P4">Hull, D. <text:span text:style-name="T4">et al.</text:span> (2006) Taverna: a tool for building and running workflows of services. Nucleic Acids Res., 34, Web Server issue, W729-32.</text:p>
      <text:p text:style-name="P4">Matys, V. <text:span text:style-name="T4">et al.</text:span> (2006) TRANSFAC and its module TRANSCompel: transcriptional gene regulation in eukaryotes. Nucleic Acids Res., 34, Database issue, D108-10.</text:p>
      <text:p text:style-name="P4">Navas-Delgado, I, Rojano-Muñoz, Mdel M, Ramírez, S, Pérez, AJ, Andrés León, E, Aldana-Montes, JF, Trelles, O, Intelligent client for integrating bioinformatics services., Bioinformatics, 22, 1, 2006.</text:p>
      <text:p text:style-name="P4">Stevens, R.D. <text:span text:style-name="T4">et al.</text:span> (2004) Exploring Williams-Beuren syndrome using myGrid. Bioinformatics, 20 Suppl 1, I303-I310.</text:p>
      <text:p text:style-name="P4">Vlieghe, D. <text:span text:style-name="T4">et al.</text:span> (2006) A new generation of JASPAR, the open-access repository for transcription factor binding site profiles. Nucleic Acids Res., 34, Database issue, D95-7.</text:p>
      <text:p text:style-name="P4">Wasserman, W.W. <text:span text:style-name="T4">et al.</text:span> (2004) Applied bioinformatics for the identification of regulatory elements. Nat. Rev. Genet., 5, 276-87.</text:p>
      <text:p text:style-name="P4">Wilkinson, M.D. <text:span text:style-name="T4">et al.</text:span> (2004) BioMoby: an open source biological web services proposal. Brief. Bioinform., 3, 331-41.</text:p>
      <text:p text:style-name="P4">Wray, G.A. <text:span text:style-name="T4">et al.</text:span> (2003) The evolution of transcriptional regulation in eukaryotes. Mol. Biol. Evol., 20, 1377-4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incho" svg:font-family="Mincho, 'MS Mincho'" style:font-family-generic="roman"/>
    <style:font-face style:name="Lucidasans1" svg:font-family="Lucidasans, 'Times New Roman'" style:font-pitch="variable"/>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Bitstream Vera Sans" svg:font-family="'Bitstream Vera Sans', Arial" style:font-family-generic="swiss" style:font-pitch="variable"/>
    <style:font-face style:name="Helvetica" svg:font-family="Helvetica" style:font-family-generic="swiss" style:font-pitch="variable"/>
    <style:font-face style:name="Lucida Sans" svg:font-family="'Lucida Sans', Arial"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 fo:font-size="12pt" fo:language="en" fo:country="US" style:font-name-asian="Bitstream Vera Sans" style:font-size-asian="12pt"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Bitstream Vera Serif" fo:font-size="24pt" fo:font-weight="bold" style:font-name-asian="Bitstream Vera Sans"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Bitstream Vera Serif" fo:font-size="18pt" fo:font-weight="bold" style:font-name-asian="Bitstream Vera Sans" style:font-size-asian="18pt" style:font-weight-asian="bold" style:font-name-complex="Lucidasans1" style:font-size-complex="18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Abstract_20_Text" style:display-name="Abstract Text" style:family="paragraph">
      <style:paragraph-properties fo:line-height="0.388cm" fo:text-align="justify" style:justify-single-word="false" fo:orphans="2" fo:widows="2" fo:hyphenation-ladder-count="no-limit"/>
      <style:text-properties style:use-window-font-color="true" style:font-name="Helvetica" fo:font-size="8pt" fo:language="en" fo:country="US" style:font-name-asian="Times New Roman" style:font-size-asian="8pt" style:font-name-complex="Times New Roman" style:font-size-complex="10pt" style:language-complex="ar" style:country-complex="SA" fo:hyphenate="false" fo:hyphenation-remain-char-count="2" fo:hyphenation-push-char-count="2"/>
    </style:style>
    <style:style style:name="ParaNoInd" style:family="paragraph" style:parent-style-name="Standard">
      <style:paragraph-properties fo:line-height="0.388cm" fo:text-align="justify" style:justify-single-word="false" fo:orphans="2" fo:widows="2"/>
      <style:text-properties style:font-name="Times New Roman" fo:font-size="9pt" style:font-name-asian="Times New Roman" style:font-size-asian="9pt" style:font-name-complex="Times New Roman" style:font-size-complex="10pt" style:language-complex="ar" style:country-complex="SA"/>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Default_20_Paragraph_20_Font" style:display-name="Default Paragraph Font"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7-17T11:23:00</meta:creation-date>
    <dc:creator>A K</dc:creator>
    <dc:date>2007-03-25T18:22:06</dc:date>
    <meta:print-date>2006-12-15T18:07:00</meta:print-date>
    <dc:language>es-ES</dc:language>
    <meta:editing-cycles>9</meta:editing-cycles>
    <meta:editing-duration>PT2H5M32S</meta:editing-duration>
    <meta:user-defined meta:name="Info 1"/>
    <meta:user-defined meta:name="Info 2"/>
    <meta:user-defined meta:name="Info 3"/>
    <meta:user-defined meta:name="Info 4"/>
    <meta:document-statistic meta:table-count="0" meta:image-count="0" meta:object-count="0" meta:page-count="6" meta:paragraph-count="46" meta:word-count="1493" meta:character-count="9902"/>
  </office:meta>
</office:document-meta>
</file>